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5a36d" officeooo:paragraph-rsid="0015a36d"/>
    </style:style>
    <style:style style:name="P2" style:family="paragraph" style:parent-style-name="Standard">
      <style:text-properties style:font-name="Calibri" officeooo:rsid="0016c22e" officeooo:paragraph-rsid="0016c22e"/>
    </style:style>
    <style:style style:name="P3" style:family="paragraph" style:parent-style-name="Standard">
      <style:text-properties style:font-name="Calibri" officeooo:rsid="00172670" officeooo:paragraph-rsid="00172670"/>
    </style:style>
    <style:style style:name="P4" style:family="paragraph" style:parent-style-name="Standard">
      <style:text-properties style:font-name="Calibri" officeooo:rsid="00176738" officeooo:paragraph-rsid="00176738"/>
    </style:style>
    <style:style style:name="P5" style:family="paragraph" style:parent-style-name="Text_20_body">
      <style:paragraph-properties fo:margin-top="0cm" fo:margin-bottom="0cm" loext:contextual-spacing="false"/>
      <style:text-properties style:font-name="Calibri"/>
    </style:style>
    <style:style style:name="P6" style:family="paragraph" style:parent-style-name="Text_20_body">
      <style:paragraph-properties fo:margin-top="0cm" fo:margin-bottom="0cm" loext:contextual-spacing="false"/>
      <style:text-properties style:font-name="Calibri" officeooo:paragraph-rsid="00172670"/>
    </style:style>
    <style:style style:name="P7" style:family="paragraph" style:parent-style-name="Text_20_body">
      <style:paragraph-properties fo:margin-top="0cm" fo:margin-bottom="0cm" loext:contextual-spacing="false"/>
      <style:text-properties style:font-name="Calibri" officeooo:rsid="00172670" officeooo:paragraph-rsid="00172670"/>
    </style:style>
    <style:style style:name="P8" style:family="paragraph" style:parent-style-name="Text_20_body">
      <style:paragraph-properties fo:margin-top="0cm" fo:margin-bottom="0cm" loext:contextual-spacing="false"/>
      <style:text-properties style:font-name="Calibri" officeooo:rsid="00176738" officeooo:paragraph-rsid="00176738"/>
    </style:style>
    <style:style style:name="P9" style:family="paragraph" style:parent-style-name="Text_20_body">
      <style:paragraph-properties fo:margin-top="0cm" fo:margin-bottom="0cm" loext:contextual-spacing="false"/>
      <style:text-properties style:font-name="Calibri" officeooo:rsid="0017841a" officeooo:paragraph-rsid="0017841a"/>
    </style:style>
    <style:style style:name="P10" style:family="paragraph" style:parent-style-name="Text_20_body">
      <style:paragraph-properties fo:margin-top="0cm" fo:margin-bottom="0cm" loext:contextual-spacing="false" fo:break-before="page"/>
      <style:text-properties style:font-name="Calibri" officeooo:rsid="00172670" officeooo:paragraph-rsid="00172670"/>
    </style:style>
    <style:style style:name="T1" style:family="text">
      <style:text-properties officeooo:rsid="0016c22e"/>
    </style:style>
    <style:style style:name="T2" style:family="text">
      <style:text-properties officeooo:rsid="00172670"/>
    </style:style>
    <style:style style:name="T3" style:family="text">
      <style:text-properties officeooo:rsid="0017841a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CEL BIZNESOWY:</text:p>
      <text:p text:style-name="P1">Stworzenie aplikacji umożliwiającej złożenie zamówienia w wybranym lokalu gastronomicznym z możliwością dostawy do wybranego miejsca, lub odbioru osobistego.</text:p>
      <text:p text:style-name="P1">W aplikacji można przeglądać ofertę dań, lub listę lokali, które są dostępne w serwisie. Dla użytkowników aplikacja jest dostępna z poziomu strony internetowej lub aplikacji moblinej.<text:line-break/>Jednocześnie dla lokali gastronomicznych jest możliwość korzystania z aplikacji desktopowej, w celu zarządzania swoją ofertą oraz podglądu zamówień.</text:p>
      <text:p text:style-name="P1"/>
      <text:p text:style-name="P1">Aplikacja kierowana jest do osób, które chcą zamówić jedzenie z dowolnego miejsca, ale np. wygodniej im korzystać z formularzy internetowych, lub nie mogą w danej chwili wykonać połączenia telefonicznego.</text:p>
      <text:p text:style-name="P1"/>
      <text:p text:style-name="P1">Tego typu rozwiązania są popularne i ciągle się rozwijają, stanowiąc wygodną alternatywę dla stałych użytkowników Internetu, lub urządzeń mobilnych. <text:span text:style-name="T1">Jednocześnie oferując wygodne zapoznanie się z menu danego lokalu. Jest potrzebne, bo ludzie muszo jeść.</text:span></text:p>
      <text:p text:style-name="P1"/>
      <text:p text:style-name="P2">WYMAGANIA FUNKCJONALNE:</text:p>
      <text:p text:style-name="P2">aplikacja desktopowa:</text:p>
      <text:p text:style-name="P2">- podgląd i zarządzanie złożonymi zamówieniami</text:p>
      <text:p text:style-name="P2">- zarządzanie ofertą gastronomiczną swojego lokalu</text:p>
      <text:p text:style-name="P2"/>
      <text:p text:style-name="P3">aplikacja mobilna i desktopowa:</text:p>
      <text:p text:style-name="P3">- przeglądanie oferty dostępnych dań</text:p>
      <text:p text:style-name="P3">- przeglądanie współpracujących lokali i ich oferty</text:p>
      <text:p text:style-name="P3"/>
      <text:p text:style-name="P3">aplikacja mobilna obsługuje tylko zarejestrowanych użytkowników</text:p>
      <text:p text:style-name="P3"/>
      <text:p text:style-name="P3">TERMINARZ:</text:p>
      <text:p text:style-name="P6"><text:span text:style-name="T2">09.03.2020 - repozytorium. Temat zadania projektowego </text:span></text:p>
      <text:p text:style-name="P6">16.03.2020 - <text:span text:style-name="T2">o</text:span>pis biznesowy projektu, założenia, funkcje </text:p>
      <text:p text:style-name="P5">23.03.2020 - <text:span text:style-name="T2">w</text:span>ymagania funkcjonalne i niefunkcjonalne, przypadki użycia, diagram przypadków użycia, diagram sekwencji. Technologia, metodyka, podział pracy, harmonogram </text:p>
      <text:p text:style-name="P5">30.03.2020 - <text:span text:style-name="T2">t</text:span>esty jednostkowe / <text:span text:style-name="T2">opcjonalne</text:span></text:p>
      <text:p text:style-name="P5">06.04.2020 – <text:span text:style-name="T2">stworzenie bazy danych</text:span></text:p>
      <text:p text:style-name="P5">20.04.2020 – <text:span text:style-name="T2">praca nad aplikacjami korzystającymi z bazy danych</text:span></text:p>
      <text:p text:style-name="P5">27.04.2020 - <text:span text:style-name="T2">d</text:span>eadline. np. Komunikacja (zależy od harmonogramu projektu) </text:p>
      <text:p text:style-name="P6">04.05.2020 - <text:span text:style-name="T2">praca nad aplikacjami korzystającymi z bazy danych</text:span> </text:p>
      <text:p text:style-name="P5">11.05.2020 - <text:span text:style-name="T2">d</text:span>eadline. np. Interfejs, baza danych (zależy od harmonogramu projektu) </text:p>
      <text:p text:style-name="P6">18.05.2020 - <text:span text:style-name="T2">praca nad aplikacjami korzystającymi z bazy danych</text:span> </text:p>
      <text:p text:style-name="P5">25.05.2020 - <text:span text:style-name="T2">d</text:span>eadline. np. Integracja (zależy od harmonogramu projektu) </text:p>
      <text:p text:style-name="P5">01.06.2020 - <text:span text:style-name="T2">d</text:span>opracowanie projektu </text:p>
      <text:p text:style-name="P5">08.06.2020 - <text:span text:style-name="T2">d</text:span>okumentacja techniczna projektu </text:p>
      <text:p text:style-name="P5">15.06.2020 - <text:span text:style-name="T2">g</text:span>otowy projekt </text:p>
      <text:p text:style-name="P5"/>
      <text:p text:style-name="P10">PLANOWANIE TECHNOLOGIE</text:p>
      <text:p text:style-name="P7">aplikacja desktopowa: C# z wykorzystaniem Visual Studio</text:p>
      <text:p text:style-name="P7">aplikacja mobilna: C# korzystając z Visual Studio</text:p>
      <text:p text:style-name="P7">aplikacja webowa: html, CSS, JS, PHP z wykorzystaniem Visual Studio Code</text:p>
      <text:p text:style-name="P7">baza danych: MySql</text:p>
      <text:p text:style-name="P7"/>
      <text:p text:style-name="P8">WYBÓR METODYKI:</text:p>
      <text:p text:style-name="P8">Stawiamy na SCRUM, ponieważ umożliwia bieżącą analizę pojawiających się rozwiązań oraz problemów, aby móc je przeanalizować i naprawić.</text:p>
      <text:p text:style-name="P8"/>
      <text:p text:style-name="P8">WYMAGANIA SPRZĘTOWE/<text:span text:style-name="T3">założenia niefunkcjonalne</text:span>:</text:p>
      <text:p text:style-name="P9">łatwość użytkowania: większość potencjalnych użytkowników zazwyczaj miała już styczność z podobnie skonstruowanymi rozwiązaniami, zatem nie będzie miało problemu z korzystaniem z tworzonego programu</text:p>
      <text:p text:style-name="P9"/>
      <text:p text:style-name="P9">niezawodność: w przypadku braku możliwość z aplikacji, istnieje możliwość zamówienia telefonicznego, aplikacja jest tylko inną formą tej samej usługi</text:p>
      <text:p text:style-name="P9"/>
      <text:p text:style-name="P9">przenośność: aplikacja dostępna jest na urządzenia mobilne jako aplikacja, lub jako strona internetowa na dowolne urządzenie z dostępem do internetu</text:p>
      <text:p text:style-name="P9"/>
      <text:p text:style-name="P9">wsparcie: jesteśmy krytykę i potencjalne błędy, aby móc dopracować i ulepszać aplikację (przewidziane stworzenie formularza do zgłaszania błędów)</text:p>
      <text:p text:style-name="P8"/>
      <text:p text:style-name="P8">ANALIZA RYZYKA:</text:p>
      <text:p text:style-name="P8">wewnętrzne:<text:line-break/>+ Zespół jest zgrany, znający swoją metodykę pracy, mocne strony.</text:p>
      <text:p text:style-name="P8">- Jednakże zawsze istnieje ryzyko konfliktu.</text:p>
      <text:p text:style-name="P8"/>
      <text:p text:style-name="P8">zewnętrzne: </text:p>
      <text:p text:style-name="P4">+ Dostęp do aktualnych technologii, czy stabilnych łączy internetowych.</text:p>
      <text:p text:style-name="P4">- Problemy niezależne od zespołu takie jak awarie sprzętowe, sieci, choroby i inne sytuacje losowe.</text:p>
      <text:p text:style-name="P4">- <text:span text:style-name="T3">Problemy komunikacyjne na drogach publicznych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5:31:36.521000000</meta:creation-date>
    <dc:date>2020-03-10T16:24:33.828000000</dc:date>
    <meta:editing-duration>PT20M25S</meta:editing-duration>
    <meta:editing-cycles>2</meta:editing-cycles>
    <meta:generator>LibreOffice/6.1.2.1$Windows_x86 LibreOffice_project/65905a128db06ba48db947242809d14d3f9a93fe</meta:generator>
    <meta:document-statistic meta:table-count="0" meta:image-count="0" meta:object-count="0" meta:page-count="2" meta:paragraph-count="47" meta:word-count="458" meta:character-count="3596" meta:non-whitespace-character-count="3171"/>
  </office:meta>
</office:document-meta>
</file>